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80000009228877525939712D9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%" draw:red="10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006cm" svg:height="5.15cm" svg:x="4.996cm" svg:y="12.274cm">
          <draw:image xlink:href="Pictures/10000000000001380000009228877525939712D9.bmp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01T02:52:52.896362048</dc:date>
    <meta:editing-duration>PT2M27S</meta:editing-duration>
    <meta:editing-cycles>2</meta:editing-cycles>
    <meta:generator>LibreOffice/5.1.4.2$Linux_X86_64 LibreOffice_project/10m0$Build-2</meta:generator>
    <meta:document-statistic meta:object-count="1"/>
  </office:meta>
</office:document-meta>
</file>